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draw:auto-grow-height="true" fo:min-height="17.936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subtitle">
      <style:graphic-properties draw:fill-color="#ffffff" fo:min-height="17.685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5" style:family="paragraph">
      <style:text-properties fo:font-size="20pt"/>
    </style:style>
    <style:style style:name="P6" style:family="paragraph">
      <style:text-properties fo:font-size="44pt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color="#280099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В. Руцкий.  Семинар по специальности гр. 4057/2</presentation:footer-decl>
      <presentation:date-time-decl presentation:name="dtd1" presentation:source="fixed">20.10.2009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 text:style-name="P1"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4057/2 <text:s/></text:span><text:span text:style-name="T4">Руцкий Владимир</text:span></text:p>
            <text:p text:style-name="P3"><text:span text:style-name="T4">20.10.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17.936cm" svg:x="1.4cm" svg:y="0.837cm" presentation:class="subtitle">
          <draw:text-box>
            <text:p text:style-name="P4"><text:span text:style-name="T5">Введение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 Работа с отдельными ячейками памяти, регистрами</text:p>
              </text:list-item>
              <text:list-item>
                <text:p>Компилируемые в машинные коды (C, С++). Работа с примитивными типами данных (числа, массивы, структуры/классы)</text:p>
              </text:list-item>
              <text:list-item>
                <text:p>Компилируемые в байт-код или интерпретируемые (Java, C#, Python). Более сложные типы данных и более сложные элементарные операции с ними</text:p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256cm" svg:x="1.4cm" svg:y="0.962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256cm" svg:x="1.4cm" svg:y="0.962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е команд на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17.936cm" svg:x="1.4cm" svg:y="0.837cm" presentation:class="subtitle">
          <draw:text-box>
            <text:list text:style-name="L3">
              <text:list-header>
                <text:p><text:span text:style-name="T5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</text:list-item>
                  <text:list-item>
                    <text:p>Чаще всего интерпретируются «на лету»</text:p>
                  </text:list-item>
                </text:list>
                <text:p>В виду машиннонезависимости часто являются кроссплатформенными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17.936cm" svg:x="1.4cm" svg:y="0.837cm" presentation:class="subtitle">
          <draw:text-box>
            <text:list text:style-name="L3">
              <text:list-header>
                <text:p><text:span text:style-name="T5">Типы скриптов и примеры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 presentation:use-footer-name="ftr1" presentation:use-date-time-name="dtd1">
        <draw:frame presentation:style-name="pr8" draw:layer="layout" svg:width="25.199cm" svg:height="17.685cm" svg:x="1.4cm" svg:y="0.962cm" presentation:class="subtitle" presentation:user-transformed="true">
          <draw:text-box>
            <text:p>&lt;Основная часть. Пока отсутствует :(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<text:span text:style-name="T5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17.936cm" svg:x="1.4cm" svg:y="0.837cm" presentation:class="subtitle">
          <draw:text-box>
            <text:list text:style-name="L3">
              <text:list-header>
                <text:p text:style-name="P6"><text:span text:style-name="T5">Благодарю за внимани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02H40M53S</meta:editing-duration>
    <meta:editing-cycles>72</meta:editing-cycles>
    <dc:date>2009-10-13T05:54:35</dc:date>
    <meta:generator>OpenOffice.org/3.1$Unix OpenOffice.org_project/310m11$Build-9399</meta:generator>
    <meta:document-statistic meta:object-count="92"/>
  </office:meta>
</office:document-meta>
</file>